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02mm"/>
    </style:style>
    <style:style style:name="co2" style:family="table-column">
      <style:table-column-properties fo:break-before="auto" style:column-width="55mm"/>
    </style:style>
    <style:style style:name="co3" style:family="table-column">
      <style:table-column-properties fo:break-before="auto" style:column-width="57.45mm"/>
    </style:style>
    <style:style style:name="co4" style:family="table-column">
      <style:table-column-properties fo:break-before="auto" style:column-width="57.73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População</text:p>
          </table:table-cell>
          <table:table-cell table:style-name="ce1" office:value-type="string" calcext:value-type="string">
            <text:p>Número de Agentes (x1)</text:p>
          </table:table-cell>
          <table:table-cell table:style-name="ce1" office:value-type="string" calcext:value-type="string">
            <text:p>Número de Agentes (x5)</text:p>
          </table:table-cell>
          <table:table-cell table:style-name="ce1" office:value-type="string" calcext:value-type="string">
            <text:p>Número de Agentes (x10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stado do México</text:p>
          </table:table-cell>
          <table:table-cell office:value-type="float" office:value="15175862" calcext:value-type="float">
            <text:p>15175862</text:p>
          </table:table-cell>
          <table:table-cell table:formula="of:=ROUNDUP([.B2]/10^6)" office:value-type="float" office:value="16" calcext:value-type="float">
            <text:p>16</text:p>
          </table:table-cell>
          <table:table-cell table:formula="of:=ROUNDUP([.B2]/(5*10^5))" office:value-type="float" office:value="31" calcext:value-type="float">
            <text:p>31</text:p>
          </table:table-cell>
          <table:table-cell table:formula="of:=ROUNDUP([.B2]/10^5)" office:value-type="float" office:value="152" calcext:value-type="float">
            <text:p>1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strito Federal</text:p>
          </table:table-cell>
          <table:table-cell office:value-type="float" office:value="8851080" calcext:value-type="float">
            <text:p>8851080</text:p>
          </table:table-cell>
          <table:table-cell table:formula="of:=ROUNDUP([.B3]/10^6)" office:value-type="float" office:value="9" calcext:value-type="float">
            <text:p>9</text:p>
          </table:table-cell>
          <table:table-cell table:formula="of:=ROUNDUP([.B3]/(5*10^5))" office:value-type="float" office:value="18" calcext:value-type="float">
            <text:p>18</text:p>
          </table:table-cell>
          <table:table-cell table:formula="of:=ROUNDUP([.B3]/10^5)" office:value-type="float" office:value="89" calcext:value-type="float">
            <text:p>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racruz</text:p>
          </table:table-cell>
          <table:table-cell office:value-type="float" office:value="7643194" calcext:value-type="float">
            <text:p>7643194</text:p>
          </table:table-cell>
          <table:table-cell table:formula="of:=ROUNDUP([.B4]/10^6)" office:value-type="float" office:value="8" calcext:value-type="float">
            <text:p>8</text:p>
          </table:table-cell>
          <table:table-cell table:formula="of:=ROUNDUP([.B4]/(5*10^5))" office:value-type="float" office:value="16" calcext:value-type="float">
            <text:p>16</text:p>
          </table:table-cell>
          <table:table-cell table:formula="of:=ROUNDUP([.B4]/10^5)" office:value-type="float" office:value="77" calcext:value-type="float">
            <text:p>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lisco</text:p>
          </table:table-cell>
          <table:table-cell office:value-type="float" office:value="7350682" calcext:value-type="float">
            <text:p>7350682</text:p>
          </table:table-cell>
          <table:table-cell table:formula="of:=ROUNDUP([.B5]/10^6)" office:value-type="float" office:value="8" calcext:value-type="float">
            <text:p>8</text:p>
          </table:table-cell>
          <table:table-cell table:formula="of:=ROUNDUP([.B5]/(5*10^5))" office:value-type="float" office:value="15" calcext:value-type="float">
            <text:p>15</text:p>
          </table:table-cell>
          <table:table-cell table:formula="of:=ROUNDUP([.B5]/10^5)" office:value-type="float" office:value="74" calcext:value-type="float">
            <text:p>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ebla</text:p>
          </table:table-cell>
          <table:table-cell office:value-type="float" office:value="5779829" calcext:value-type="float">
            <text:p>5779829</text:p>
          </table:table-cell>
          <table:table-cell table:formula="of:=ROUNDUP([.B6]/10^6)" office:value-type="float" office:value="6" calcext:value-type="float">
            <text:p>6</text:p>
          </table:table-cell>
          <table:table-cell table:formula="of:=ROUNDUP([.B6]/(5*10^5))" office:value-type="float" office:value="12" calcext:value-type="float">
            <text:p>12</text:p>
          </table:table-cell>
          <table:table-cell table:formula="of:=ROUNDUP([.B6]/10^5)" office:value-type="float" office:value="58" calcext:value-type="float">
            <text:p>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anajuato</text:p>
          </table:table-cell>
          <table:table-cell office:value-type="float" office:value="5486372" calcext:value-type="float">
            <text:p>5486372</text:p>
          </table:table-cell>
          <table:table-cell table:formula="of:=ROUNDUP([.B7]/10^6)" office:value-type="float" office:value="6" calcext:value-type="float">
            <text:p>6</text:p>
          </table:table-cell>
          <table:table-cell table:formula="of:=ROUNDUP([.B7]/(5*10^5))" office:value-type="float" office:value="11" calcext:value-type="float">
            <text:p>11</text:p>
          </table:table-cell>
          <table:table-cell table:formula="of:=ROUNDUP([.B7]/10^5)" office:value-type="float" office:value="55" calcext:value-type="float">
            <text:p>5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iapas</text:p>
          </table:table-cell>
          <table:table-cell office:value-type="float" office:value="4796580" calcext:value-type="float">
            <text:p>4796580</text:p>
          </table:table-cell>
          <table:table-cell table:formula="of:=ROUNDUP([.B8]/10^6)" office:value-type="float" office:value="5" calcext:value-type="float">
            <text:p>5</text:p>
          </table:table-cell>
          <table:table-cell table:formula="of:=ROUNDUP([.B8]/(5*10^5))" office:value-type="float" office:value="10" calcext:value-type="float">
            <text:p>10</text:p>
          </table:table-cell>
          <table:table-cell table:formula="of:=ROUNDUP([.B8]/10^5)" office:value-type="float" office:value="48" calcext:value-type="float">
            <text:p>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uevo León</text:p>
          </table:table-cell>
          <table:table-cell office:value-type="float" office:value="4653458" calcext:value-type="float">
            <text:p>4653458</text:p>
          </table:table-cell>
          <table:table-cell table:formula="of:=ROUNDUP([.B9]/10^6)" office:value-type="float" office:value="5" calcext:value-type="float">
            <text:p>5</text:p>
          </table:table-cell>
          <table:table-cell table:formula="of:=ROUNDUP([.B9]/(5*10^5))" office:value-type="float" office:value="10" calcext:value-type="float">
            <text:p>10</text:p>
          </table:table-cell>
          <table:table-cell table:formula="of:=ROUNDUP([.B9]/10^5)" office:value-type="float" office:value="47" calcext:value-type="float">
            <text:p>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choacán</text:p>
          </table:table-cell>
          <table:table-cell office:value-type="float" office:value="4351037" calcext:value-type="float">
            <text:p>4351037</text:p>
          </table:table-cell>
          <table:table-cell table:formula="of:=ROUNDUP([.B10]/10^6)" office:value-type="float" office:value="5" calcext:value-type="float">
            <text:p>5</text:p>
          </table:table-cell>
          <table:table-cell table:formula="of:=ROUNDUP([.B10]/(5*10^5))" office:value-type="float" office:value="9" calcext:value-type="float">
            <text:p>9</text:p>
          </table:table-cell>
          <table:table-cell table:formula="of:=ROUNDUP([.B10]/10^5)" office:value-type="float" office:value="44" calcext:value-type="float">
            <text:p>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axaca</text:p>
          </table:table-cell>
          <table:table-cell office:value-type="float" office:value="3801962" calcext:value-type="float">
            <text:p>3801962</text:p>
          </table:table-cell>
          <table:table-cell table:formula="of:=ROUNDUP([.B11]/10^6)" office:value-type="float" office:value="4" calcext:value-type="float">
            <text:p>4</text:p>
          </table:table-cell>
          <table:table-cell table:formula="of:=ROUNDUP([.B11]/(5*10^5))" office:value-type="float" office:value="8" calcext:value-type="float">
            <text:p>8</text:p>
          </table:table-cell>
          <table:table-cell table:formula="of:=ROUNDUP([.B11]/10^5)" office:value-type="float" office:value="39" calcext:value-type="float">
            <text:p>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ihuahua</text:p>
          </table:table-cell>
          <table:table-cell office:value-type="float" office:value="3406465" calcext:value-type="float">
            <text:p>3406465</text:p>
          </table:table-cell>
          <table:table-cell table:formula="of:=ROUNDUP([.B12]/10^6)" office:value-type="float" office:value="4" calcext:value-type="float">
            <text:p>4</text:p>
          </table:table-cell>
          <table:table-cell table:formula="of:=ROUNDUP([.B12]/(5*10^5))" office:value-type="float" office:value="7" calcext:value-type="float">
            <text:p>7</text:p>
          </table:table-cell>
          <table:table-cell table:formula="of:=ROUNDUP([.B12]/10^5)" office:value-type="float" office:value="35" calcext:value-type="float">
            <text:p>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errero</text:p>
          </table:table-cell>
          <table:table-cell office:value-type="float" office:value="3388768" calcext:value-type="float">
            <text:p>3388768</text:p>
          </table:table-cell>
          <table:table-cell table:formula="of:=ROUNDUP([.B13]/10^6)" office:value-type="float" office:value="4" calcext:value-type="float">
            <text:p>4</text:p>
          </table:table-cell>
          <table:table-cell table:formula="of:=ROUNDUP([.B13]/(5*10^5))" office:value-type="float" office:value="7" calcext:value-type="float">
            <text:p>7</text:p>
          </table:table-cell>
          <table:table-cell table:formula="of:=ROUNDUP([.B13]/10^5)" office:value-type="float" office:value="34" calcext:value-type="float">
            <text:p>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maulipas</text:p>
          </table:table-cell>
          <table:table-cell office:value-type="float" office:value="3268554" calcext:value-type="float">
            <text:p>3268554</text:p>
          </table:table-cell>
          <table:table-cell table:formula="of:=ROUNDUP([.B14]/10^6)" office:value-type="float" office:value="4" calcext:value-type="float">
            <text:p>4</text:p>
          </table:table-cell>
          <table:table-cell table:formula="of:=ROUNDUP([.B14]/(5*10^5))" office:value-type="float" office:value="7" calcext:value-type="float">
            <text:p>7</text:p>
          </table:table-cell>
          <table:table-cell table:formula="of:=ROUNDUP([.B14]/10^5)" office:value-type="float" office:value="33" calcext:value-type="float">
            <text:p>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ja California</text:p>
          </table:table-cell>
          <table:table-cell office:value-type="float" office:value="3155070" calcext:value-type="float">
            <text:p>3155070</text:p>
          </table:table-cell>
          <table:table-cell table:formula="of:=ROUNDUP([.B15]/10^6)" office:value-type="float" office:value="4" calcext:value-type="float">
            <text:p>4</text:p>
          </table:table-cell>
          <table:table-cell table:formula="of:=ROUNDUP([.B15]/(5*10^5))" office:value-type="float" office:value="7" calcext:value-type="float">
            <text:p>7</text:p>
          </table:table-cell>
          <table:table-cell table:formula="of:=ROUNDUP([.B15]/10^5)" office:value-type="float" office:value="32" calcext:value-type="float">
            <text:p>3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naloa</text:p>
          </table:table-cell>
          <table:table-cell office:value-type="float" office:value="2767761" calcext:value-type="float">
            <text:p>2767761</text:p>
          </table:table-cell>
          <table:table-cell table:formula="of:=ROUNDUP([.B16]/10^6)" office:value-type="float" office:value="3" calcext:value-type="float">
            <text:p>3</text:p>
          </table:table-cell>
          <table:table-cell table:formula="of:=ROUNDUP([.B16]/(5*10^5))" office:value-type="float" office:value="6" calcext:value-type="float">
            <text:p>6</text:p>
          </table:table-cell>
          <table:table-cell table:formula="of:=ROUNDUP([.B16]/10^5)" office:value-type="float" office:value="28" calcext:value-type="float">
            <text:p>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ahuila</text:p>
          </table:table-cell>
          <table:table-cell office:value-type="float" office:value="2748391" calcext:value-type="float">
            <text:p>2748391</text:p>
          </table:table-cell>
          <table:table-cell table:formula="of:=ROUNDUP([.B17]/10^6)" office:value-type="float" office:value="3" calcext:value-type="float">
            <text:p>3</text:p>
          </table:table-cell>
          <table:table-cell table:formula="of:=ROUNDUP([.B17]/(5*10^5))" office:value-type="float" office:value="6" calcext:value-type="float">
            <text:p>6</text:p>
          </table:table-cell>
          <table:table-cell table:formula="of:=ROUNDUP([.B17]/10^5)" office:value-type="float" office:value="28" calcext:value-type="float">
            <text:p>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idalgo</text:p>
          </table:table-cell>
          <table:table-cell office:value-type="float" office:value="2665018" calcext:value-type="float">
            <text:p>2665018</text:p>
          </table:table-cell>
          <table:table-cell table:formula="of:=ROUNDUP([.B18]/10^6)" office:value-type="float" office:value="3" calcext:value-type="float">
            <text:p>3</text:p>
          </table:table-cell>
          <table:table-cell table:formula="of:=ROUNDUP([.B18]/(5*10^5))" office:value-type="float" office:value="6" calcext:value-type="float">
            <text:p>6</text:p>
          </table:table-cell>
          <table:table-cell table:formula="of:=ROUNDUP([.B18]/10^5)" office:value-type="float" office:value="27" calcext:value-type="float">
            <text:p>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nora</text:p>
          </table:table-cell>
          <table:table-cell office:value-type="float" office:value="2662480" calcext:value-type="float">
            <text:p>2662480</text:p>
          </table:table-cell>
          <table:table-cell table:formula="of:=ROUNDUP([.B19]/10^6)" office:value-type="float" office:value="3" calcext:value-type="float">
            <text:p>3</text:p>
          </table:table-cell>
          <table:table-cell table:formula="of:=ROUNDUP([.B19]/(5*10^5))" office:value-type="float" office:value="6" calcext:value-type="float">
            <text:p>6</text:p>
          </table:table-cell>
          <table:table-cell table:formula="of:=ROUNDUP([.B19]/10^5)" office:value-type="float" office:value="27" calcext:value-type="float">
            <text:p>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 Luis Potosí</text:p>
          </table:table-cell>
          <table:table-cell office:value-type="float" office:value="2585518" calcext:value-type="float">
            <text:p>2585518</text:p>
          </table:table-cell>
          <table:table-cell table:formula="of:=ROUNDUP([.B20]/10^6)" office:value-type="float" office:value="3" calcext:value-type="float">
            <text:p>3</text:p>
          </table:table-cell>
          <table:table-cell table:formula="of:=ROUNDUP([.B20]/(5*10^5))" office:value-type="float" office:value="6" calcext:value-type="float">
            <text:p>6</text:p>
          </table:table-cell>
          <table:table-cell table:formula="of:=ROUNDUP([.B20]/10^5)" office:value-type="float" office:value="26" calcext:value-type="float">
            <text:p>2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basco</text:p>
          </table:table-cell>
          <table:table-cell office:value-type="float" office:value="2238603" calcext:value-type="float">
            <text:p>2238603</text:p>
          </table:table-cell>
          <table:table-cell table:formula="of:=ROUNDUP([.B21]/10^6)" office:value-type="float" office:value="3" calcext:value-type="float">
            <text:p>3</text:p>
          </table:table-cell>
          <table:table-cell table:formula="of:=ROUNDUP([.B21]/(5*10^5))" office:value-type="float" office:value="5" calcext:value-type="float">
            <text:p>5</text:p>
          </table:table-cell>
          <table:table-cell table:formula="of:=ROUNDUP([.B21]/10^5)" office:value-type="float" office:value="23" calcext:value-type="float">
            <text:p>2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ucatã</text:p>
          </table:table-cell>
          <table:table-cell office:value-type="float" office:value="1955577" calcext:value-type="float">
            <text:p>1955577</text:p>
          </table:table-cell>
          <table:table-cell table:formula="of:=ROUNDUP([.B22]/10^6)" office:value-type="float" office:value="2" calcext:value-type="float">
            <text:p>2</text:p>
          </table:table-cell>
          <table:table-cell table:formula="of:=ROUNDUP([.B22]/(5*10^5))" office:value-type="float" office:value="4" calcext:value-type="float">
            <text:p>4</text:p>
          </table:table-cell>
          <table:table-cell table:formula="of:=ROUNDUP([.B22]/10^5)" office:value-type="float" office:value="20" calcext:value-type="float">
            <text:p>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retaro</text:p>
          </table:table-cell>
          <table:table-cell office:value-type="float" office:value="1827937" calcext:value-type="float">
            <text:p>1827937</text:p>
          </table:table-cell>
          <table:table-cell table:formula="of:=ROUNDUP([.B23]/10^6)" office:value-type="float" office:value="2" calcext:value-type="float">
            <text:p>2</text:p>
          </table:table-cell>
          <table:table-cell table:formula="of:=ROUNDUP([.B23]/(5*10^5))" office:value-type="float" office:value="4" calcext:value-type="float">
            <text:p>4</text:p>
          </table:table-cell>
          <table:table-cell table:formula="of:=ROUNDUP([.B23]/10^5)" office:value-type="float" office:value="19" calcext:value-type="float">
            <text:p>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relos</text:p>
          </table:table-cell>
          <table:table-cell office:value-type="float" office:value="1777227" calcext:value-type="float">
            <text:p>1777227</text:p>
          </table:table-cell>
          <table:table-cell table:formula="of:=ROUNDUP([.B24]/10^6)" office:value-type="float" office:value="2" calcext:value-type="float">
            <text:p>2</text:p>
          </table:table-cell>
          <table:table-cell table:formula="of:=ROUNDUP([.B24]/(5*10^5))" office:value-type="float" office:value="4" calcext:value-type="float">
            <text:p>4</text:p>
          </table:table-cell>
          <table:table-cell table:formula="of:=ROUNDUP([.B24]/10^5)" office:value-type="float" office:value="18" calcext:value-type="float">
            <text:p>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rango</text:p>
          </table:table-cell>
          <table:table-cell office:value-type="float" office:value="1632934" calcext:value-type="float">
            <text:p>1632934</text:p>
          </table:table-cell>
          <table:table-cell table:formula="of:=ROUNDUP([.B25]/10^6)" office:value-type="float" office:value="2" calcext:value-type="float">
            <text:p>2</text:p>
          </table:table-cell>
          <table:table-cell table:formula="of:=ROUNDUP([.B25]/(5*10^5))" office:value-type="float" office:value="4" calcext:value-type="float">
            <text:p>4</text:p>
          </table:table-cell>
          <table:table-cell table:formula="of:=ROUNDUP([.B25]/10^5)" office:value-type="float" office:value="17" calcext:value-type="float">
            <text:p>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acatecas</text:p>
          </table:table-cell>
          <table:table-cell office:value-type="float" office:value="1490668" calcext:value-type="float">
            <text:p>1490668</text:p>
          </table:table-cell>
          <table:table-cell table:formula="of:=ROUNDUP([.B26]/10^6)" office:value-type="float" office:value="2" calcext:value-type="float">
            <text:p>2</text:p>
          </table:table-cell>
          <table:table-cell table:formula="of:=ROUNDUP([.B26]/(5*10^5))" office:value-type="float" office:value="3" calcext:value-type="float">
            <text:p>3</text:p>
          </table:table-cell>
          <table:table-cell table:formula="of:=ROUNDUP([.B26]/10^5)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intana Roo</text:p>
          </table:table-cell>
          <table:table-cell office:value-type="float" office:value="1325578" calcext:value-type="float">
            <text:p>1325578</text:p>
          </table:table-cell>
          <table:table-cell table:formula="of:=ROUNDUP([.B27]/10^6)" office:value-type="float" office:value="2" calcext:value-type="float">
            <text:p>2</text:p>
          </table:table-cell>
          <table:table-cell table:formula="of:=ROUNDUP([.B27]/(5*10^5))" office:value-type="float" office:value="3" calcext:value-type="float">
            <text:p>3</text:p>
          </table:table-cell>
          <table:table-cell table:formula="of:=ROUNDUP([.B27]/10^5)" office:value-type="float" office:value="14" calcext:value-type="float">
            <text:p>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guascalientes</text:p>
          </table:table-cell>
          <table:table-cell office:value-type="float" office:value="1184996" calcext:value-type="float">
            <text:p>1184996</text:p>
          </table:table-cell>
          <table:table-cell table:formula="of:=ROUNDUP([.B28]/10^6)" office:value-type="float" office:value="2" calcext:value-type="float">
            <text:p>2</text:p>
          </table:table-cell>
          <table:table-cell table:formula="of:=ROUNDUP([.B28]/(5*10^5))" office:value-type="float" office:value="3" calcext:value-type="float">
            <text:p>3</text:p>
          </table:table-cell>
          <table:table-cell table:formula="of:=ROUNDUP([.B28]/10^5)" office:value-type="float" office:value="12" calcext:value-type="float">
            <text:p>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laxcala</text:p>
          </table:table-cell>
          <table:table-cell office:value-type="float" office:value="1169936" calcext:value-type="float">
            <text:p>1169936</text:p>
          </table:table-cell>
          <table:table-cell table:formula="of:=ROUNDUP([.B29]/10^6)" office:value-type="float" office:value="2" calcext:value-type="float">
            <text:p>2</text:p>
          </table:table-cell>
          <table:table-cell table:formula="of:=ROUNDUP([.B29]/(5*10^5))" office:value-type="float" office:value="3" calcext:value-type="float">
            <text:p>3</text:p>
          </table:table-cell>
          <table:table-cell table:formula="of:=ROUNDUP([.B29]/10^5)" office:value-type="float" office:value="12" calcext:value-type="float">
            <text:p>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yarit</text:p>
          </table:table-cell>
          <table:table-cell office:value-type="float" office:value="1084979" calcext:value-type="float">
            <text:p>1084979</text:p>
          </table:table-cell>
          <table:table-cell table:formula="of:=ROUNDUP([.B30]/10^6)" office:value-type="float" office:value="2" calcext:value-type="float">
            <text:p>2</text:p>
          </table:table-cell>
          <table:table-cell table:formula="of:=ROUNDUP([.B30]/(5*10^5))" office:value-type="float" office:value="3" calcext:value-type="float">
            <text:p>3</text:p>
          </table:table-cell>
          <table:table-cell table:formula="of:=ROUNDUP([.B30]/10^5)" office:value-type="float" office:value="11" calcext:value-type="float">
            <text:p>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peche</text:p>
          </table:table-cell>
          <table:table-cell office:value-type="float" office:value="822441" calcext:value-type="float">
            <text:p>822441</text:p>
          </table:table-cell>
          <table:table-cell table:formula="of:=ROUNDUP([.B31]/10^6)" office:value-type="float" office:value="1" calcext:value-type="float">
            <text:p>1</text:p>
          </table:table-cell>
          <table:table-cell table:formula="of:=ROUNDUP([.B31]/(5*10^5))" office:value-type="float" office:value="2" calcext:value-type="float">
            <text:p>2</text:p>
          </table:table-cell>
          <table:table-cell table:formula="of:=ROUNDUP([.B31]/10^5)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lima</text:p>
          </table:table-cell>
          <table:table-cell office:value-type="float" office:value="650555" calcext:value-type="float">
            <text:p>650555</text:p>
          </table:table-cell>
          <table:table-cell table:formula="of:=ROUNDUP([.B32]/10^6)" office:value-type="float" office:value="1" calcext:value-type="float">
            <text:p>1</text:p>
          </table:table-cell>
          <table:table-cell table:formula="of:=ROUNDUP([.B32]/(5*10^5))" office:value-type="float" office:value="2" calcext:value-type="float">
            <text:p>2</text:p>
          </table:table-cell>
          <table:table-cell table:formula="of:=ROUNDUP([.B32]/10^5)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ja California Sur</text:p>
          </table:table-cell>
          <table:table-cell office:value-type="float" office:value="637026" calcext:value-type="float">
            <text:p>637026</text:p>
          </table:table-cell>
          <table:table-cell table:formula="of:=ROUNDUP([.B33]/10^6)" office:value-type="float" office:value="1" calcext:value-type="float">
            <text:p>1</text:p>
          </table:table-cell>
          <table:table-cell table:formula="of:=ROUNDUP([.B33]/(5*10^5))" office:value-type="float" office:value="2" calcext:value-type="float">
            <text:p>2</text:p>
          </table:table-cell>
          <table:table-cell table:formula="of:=ROUNDUP([.B33]/10^5)" office:value-type="float" office:value="7" calcext:value-type="float">
            <text:p>7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7:45:47.937752950</meta:creation-date>
    <dc:date>2018-05-18T17:50:20.520715287</dc:date>
    <meta:editing-duration>PT4M32S</meta:editing-duration>
    <meta:editing-cycles>1</meta:editing-cycles>
    <meta:document-statistic meta:table-count="1" meta:cell-count="165" meta:object-count="0"/>
    <meta:generator>LibreOffice/5.1.6.2$Linux_X86_64 LibreOffice_project/10m0$Build-2</meta:generator>
  </office:meta>
</office:document-meta>
</file>